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31in" fo:margin-top="0.2in" fo:margin-bottom="0.2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799in" fo:border="0.05pt solid #b2b2b2"/>
    </style:style>
    <style:style style:name="Table2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1" style:family="table">
      <style:table-properties style:width="6.6931in" fo:margin-top="0.2in" fo:margin-bottom="0.2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799in" fo:border="0.05pt solid #b2b2b2"/>
    </style:style>
    <style:style style:name="Table1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3" style:family="table">
      <style:table-properties style:width="6.6931in" fo:margin-top="0.2in" fo:margin-bottom="0.2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799in" fo:border="0.05pt solid #b2b2b2"/>
    </style:style>
    <style:style style:name="Table3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4" style:family="table">
      <style:table-properties style:width="6.6931in" fo:margin-top="0.2in" fo:margin-bottom="0.2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799in" fo:border="0.05pt solid #b2b2b2"/>
    </style:style>
    <style:style style:name="Table4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5" style:family="table">
      <style:table-properties style:width="6.6931in" fo:margin-top="0.2in" fo:margin-bottom="0.2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799in" fo:border="0.05pt solid #b2b2b2"/>
    </style:style>
    <style:style style:name="Table5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6" style:family="table">
      <style:table-properties style:width="6.6931in" fo:margin-top="0.2in" fo:margin-bottom="0.2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799in" fo:border="0.05pt solid #b2b2b2"/>
    </style:style>
    <style:style style:name="Table6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9" style:family="table">
      <style:table-properties style:width="6.6931in" fo:margin-top="0.2in" fo:margin-bottom="0.2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799in" fo:border="0.05pt solid #b2b2b2"/>
    </style:style>
    <style:style style:name="Table9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8" style:family="table">
      <style:table-properties style:width="6.6931in" fo:margin-top="0.2in" fo:margin-bottom="0.2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799in" fo:border="0.05pt solid #b2b2b2"/>
    </style:style>
    <style:style style:name="Table8.A2" style:family="table-cell">
      <style:table-cell-properties fo:padding="0.0799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officeooo:rsid="00061cc7" officeooo:paragraph-rsid="00061cc7"/>
    </style:style>
    <style:style style:name="P2" style:family="paragraph" style:parent-style-name="Standard">
      <style:text-properties fo:font-size="14pt" fo:font-weight="bold" officeooo:rsid="00061cc7" officeooo:paragraph-rsid="00061cc7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8dae9" officeooo:paragraph-rsid="0008dae9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bc7a00" style:font-name="0" fo:font-size="10pt" officeooo:rsid="000cabe9" officeooo:paragraph-rsid="0020ddc1" style:font-size-asian="10pt" style:font-size-complex="10pt"/>
    </style:style>
    <style:style style:name="P5" style:family="paragraph" style:parent-style-name="Standard">
      <style:text-properties fo:color="#bc7a00" style:font-name="0" fo:font-size="10pt" officeooo:rsid="000cabe9" officeooo:paragraph-rsid="001e4328" style:font-size-asian="10pt" style:font-size-complex="10pt"/>
    </style:style>
    <style:style style:name="P6" style:family="paragraph" style:parent-style-name="Standard">
      <style:text-properties fo:color="#bc7a00" style:font-name="0" fo:font-size="10pt" officeooo:rsid="000cabe9" officeooo:paragraph-rsid="0022c29f" style:font-size-asian="10pt" style:font-size-complex="10pt"/>
    </style:style>
    <style:style style:name="P7" style:family="paragraph" style:parent-style-name="Standard">
      <style:text-properties style:font-name="0" fo:font-size="10pt" officeooo:paragraph-rsid="0020ddc1" style:font-size-asian="10pt" style:font-size-complex="10pt"/>
    </style:style>
    <style:style style:name="P8" style:family="paragraph" style:parent-style-name="Standard">
      <style:text-properties style:font-name="0" fo:font-size="10pt" officeooo:paragraph-rsid="001e4328" style:font-size-asian="10pt" style:font-size-complex="10pt"/>
    </style:style>
    <style:style style:name="P9" style:family="paragraph" style:parent-style-name="Standard">
      <style:text-properties style:font-name="0" fo:font-size="10pt" officeooo:paragraph-rsid="0022c29f" style:font-size-asian="10pt" style:font-size-complex="10pt"/>
    </style:style>
    <style:style style:name="P10" style:family="paragraph" style:parent-style-name="Standard">
      <style:text-properties officeooo:paragraph-rsid="0020ddc1"/>
    </style:style>
    <style:style style:name="P11" style:family="paragraph" style:parent-style-name="Standard">
      <style:text-properties fo:font-size="10pt" officeooo:paragraph-rsid="0020ddc1" style:font-size-asian="10pt" style:font-size-complex="10pt"/>
    </style:style>
    <style:style style:name="P12" style:family="paragraph" style:parent-style-name="Standard">
      <style:text-properties fo:font-size="10pt" officeooo:paragraph-rsid="001e4328" style:font-size-asian="10pt" style:font-size-complex="10pt"/>
    </style:style>
    <style:style style:name="P13" style:family="paragraph" style:parent-style-name="Standard">
      <style:text-properties fo:font-size="10pt" officeooo:paragraph-rsid="0022c29f" style:font-size-asian="10pt" style:font-size-complex="10pt"/>
    </style:style>
    <style:style style:name="P14" style:family="paragraph" style:parent-style-name="Contents_20_Heading">
      <style:paragraph-properties fo:text-align="center" style:justify-single-word="false"/>
      <style:text-properties fo:font-size="14pt" officeooo:rsid="001cc0a1" officeooo:paragraph-rsid="001cc0a1" style:font-size-asian="14pt" style:font-size-complex="14pt"/>
    </style:style>
    <style:style style:name="P15" style:family="paragraph" style:parent-style-name="Addressee">
      <style:text-properties officeooo:rsid="001e4328" officeooo:paragraph-rsid="001e4328"/>
    </style:style>
    <style:style style:name="P16" style:family="paragraph" style:parent-style-name="Addressee">
      <style:text-properties officeooo:rsid="0020ddc1" officeooo:paragraph-rsid="0020ddc1"/>
    </style:style>
    <style:style style:name="P17" style:family="paragraph" style:parent-style-name="Addressee">
      <style:text-properties officeooo:rsid="0022c29f" officeooo:paragraph-rsid="0022c29f"/>
    </style:style>
    <style:style style:name="P18" style:family="paragraph" style:parent-style-name="Addressee">
      <style:text-properties fo:font-size="8pt" officeooo:rsid="001e4328" officeooo:paragraph-rsid="001e4328" style:font-size-asian="8pt" style:font-size-complex="8pt"/>
    </style:style>
    <style:style style:name="P1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" style:family="paragraph" style:parent-style-name="Question">
      <style:text-properties officeooo:rsid="001887b0" officeooo:paragraph-rsid="001d26d1"/>
    </style:style>
    <style:style style:name="P21" style:family="paragraph" style:parent-style-name="Question">
      <style:text-properties officeooo:paragraph-rsid="001d26d1"/>
    </style:style>
    <style:style style:name="P22" style:family="paragraph" style:parent-style-name="Question">
      <style:text-properties officeooo:paragraph-rsid="0020ddc1"/>
    </style:style>
    <style:style style:name="P23" style:family="paragraph" style:parent-style-name="Heading_20_1">
      <style:text-properties officeooo:rsid="00068b01" officeooo:paragraph-rsid="001896f5"/>
    </style:style>
    <style:style style:name="P24" style:family="paragraph" style:parent-style-name="Heading_20_1">
      <style:text-properties officeooo:paragraph-rsid="00068b01"/>
    </style:style>
    <style:style style:name="P25" style:family="paragraph" style:parent-style-name="Heading_20_1">
      <style:text-properties officeooo:paragraph-rsid="001e4328"/>
    </style:style>
    <style:style style:name="P26" style:family="paragraph" style:parent-style-name="Heading_20_1">
      <style:text-properties officeooo:paragraph-rsid="0020ddc1"/>
    </style:style>
    <style:style style:name="P27" style:family="paragraph" style:parent-style-name="Standard" style:master-page-name="Standard">
      <style:paragraph-properties style:page-number="auto"/>
      <style:text-properties fo:font-weight="bold" officeooo:rsid="00152bdc" officeooo:paragraph-rsid="001e4328" style:font-weight-asian="bold" style:font-weight-complex="bold"/>
    </style:style>
    <style:style style:name="P28" style:family="paragraph" style:parent-style-name="Standard" style:master-page-name="Standard">
      <style:paragraph-properties style:page-number="auto"/>
      <style:text-properties fo:font-weight="bold" officeooo:rsid="00152bdc" officeooo:paragraph-rsid="0020ddc1" style:font-weight-asian="bold" style:font-weight-complex="bold"/>
    </style:style>
    <style:style style:name="P29" style:family="paragraph" style:parent-style-name="Standard" style:master-page-name="Standard">
      <style:paragraph-properties style:page-number="auto"/>
      <style:text-properties fo:font-size="10pt" officeooo:paragraph-rsid="001e4328" style:font-size-asian="10pt" style:font-size-complex="10pt"/>
    </style:style>
    <style:style style:name="P30" style:family="paragraph" style:parent-style-name="Standard" style:master-page-name="Standard">
      <style:paragraph-properties style:page-number="auto"/>
      <style:text-properties fo:color="#bc7a00" style:font-name="0" fo:font-size="10pt" officeooo:paragraph-rsid="001e4328" style:font-size-asian="10pt" style:font-size-complex="10pt"/>
    </style:style>
    <style:style style:name="P31" style:family="paragraph" style:parent-style-name="Standard" style:master-page-name="Standard">
      <style:paragraph-properties style:page-number="auto"/>
      <style:text-properties fo:color="#bc7a00" style:font-name="0" fo:font-size="10pt" officeooo:paragraph-rsid="0020ddc1" style:font-size-asian="10pt" style:font-size-complex="10pt"/>
    </style:style>
    <style:style style:name="P32" style:family="paragraph" style:parent-style-name="Standard" style:master-page-name="Standard">
      <style:paragraph-properties style:page-number="auto"/>
      <style:text-properties fo:color="#bc7a00" style:font-name="0" fo:font-size="10pt" officeooo:paragraph-rsid="0022c29f" style:font-size-asian="10pt" style:font-size-complex="10pt"/>
    </style:style>
    <style:style style:name="P33" style:family="paragraph" style:parent-style-name="Standard">
      <style:text-properties fo:color="#bc7a00" style:font-name="0" fo:font-size="10pt" officeooo:paragraph-rsid="001e4328" style:font-size-asian="10pt" style:font-size-complex="10pt"/>
    </style:style>
    <style:style style:name="P34" style:family="paragraph" style:parent-style-name="Standard">
      <style:text-properties fo:color="#bc7a00" style:font-name="0" fo:font-size="10pt" officeooo:paragraph-rsid="0020ddc1" style:font-size-asian="10pt" style:font-size-complex="10pt"/>
    </style:style>
    <style:style style:name="P35" style:family="paragraph" style:parent-style-name="Standard">
      <style:text-properties fo:color="#bc7a00" style:font-name="0" fo:font-size="10pt" officeooo:paragraph-rsid="0022c29f" style:font-size-asian="10pt" style:font-size-complex="10pt"/>
    </style:style>
    <style:style style:name="P36" style:family="paragraph" style:parent-style-name="Standard">
      <style:text-properties style:font-name="0" fo:font-size="10pt" officeooo:paragraph-rsid="001e4328" style:font-size-asian="10pt" style:font-size-complex="10pt"/>
    </style:style>
    <style:style style:name="P37" style:family="paragraph" style:parent-style-name="Standard">
      <style:text-properties style:font-name="0" fo:font-size="10pt" officeooo:paragraph-rsid="0020ddc1" style:font-size-asian="10pt" style:font-size-complex="10pt"/>
    </style:style>
    <style:style style:name="P38" style:family="paragraph" style:parent-style-name="Standard">
      <style:text-properties style:font-name="0" fo:font-size="10pt" officeooo:paragraph-rsid="0022c29f" style:font-size-asian="10pt" style:font-size-complex="10pt"/>
    </style:style>
    <style:style style:name="T1" style:family="text">
      <style:text-properties officeooo:rsid="00068b01"/>
    </style:style>
    <style:style style:name="T2" style:family="text">
      <style:text-properties fo:color="#008000" style:font-name="0"/>
    </style:style>
    <style:style style:name="T3" style:family="text">
      <style:text-properties fo:color="#008000" style:font-name="0" fo:font-weight="bold" style:font-weight-asian="bold"/>
    </style:style>
    <style:style style:name="T4" style:family="text">
      <style:text-properties style:font-name="0"/>
    </style:style>
    <style:style style:name="T5" style:family="text">
      <style:text-properties style:font-name="0" loext:padding="0in" loext:border="none"/>
    </style:style>
    <style:style style:name="T6" style:family="text">
      <style:text-properties fo:color="#b00040" style:font-name="0"/>
    </style:style>
    <style:style style:name="T7" style:family="text">
      <style:text-properties fo:color="#0000ff" style:font-name="0"/>
    </style:style>
    <style:style style:name="T8" style:family="text">
      <style:text-properties fo:color="#0000ff" style:font-name="0" fo:font-weight="bold" style:font-weight-asian="bold"/>
    </style:style>
    <style:style style:name="T9" style:family="text">
      <style:text-properties fo:color="#666666" style:font-name="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1d26d1"/>
    </style:style>
    <style:style style:name="T12" style:family="text">
      <style:text-properties fo:color="#bc7a00" style:font-name="0"/>
    </style:style>
    <style:style style:name="T13" style:family="text">
      <style:text-properties fo:color="#ba2121" style:font-name="0"/>
    </style:style>
    <style:style style:name="T14" style:family="text">
      <style:text-properties officeooo:rsid="00202437"/>
    </style:style>
    <style:style style:name="T15" style:family="text">
      <style:text-properties fo:color="#bb6622" style:font-name="0" fo:font-weight="bold" style:font-weight-asian="bold"/>
    </style:style>
    <style:style style:name="T16" style:family="text">
      <style:text-properties fo:color="#408080" style:font-name="0" fo:font-style="italic" style:font-style-asian="italic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officeooo:rsid="0028652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so: C++ Moderno </text:p>
      <text:p text:style-name="P2">Período: 1º semestre/2017</text:p>
      <text:p text:style-name="P3">Aluno: Arthur Nunes de Paiva Santos Queiroz</text:p>
      <text:p text:style-name="P1"/>
      <text:p text:style-name="P14">Lista de exercícios Módulo 04: Preliminares de C++11 e C++14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Questõ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Questões</text:p>
          </text:index-title>
          <text:p text:style-name="P19"><text:a xlink:type="simple" xlink:href="#__RefHeading__212_143610015" text:style-name="Index_20_Link" text:visited-style-name="Index_20_Link">Questão 1<text:tab/>1</text:a></text:p>
          <text:p text:style-name="P19"><text:a xlink:type="simple" xlink:href="#__RefHeading__214_143610015" text:style-name="Index_20_Link" text:visited-style-name="Index_20_Link">Questão 2<text:tab/>1</text:a></text:p>
          <text:p text:style-name="P19"><text:a xlink:type="simple" xlink:href="#__RefHeading__216_143610015" text:style-name="Index_20_Link" text:visited-style-name="Index_20_Link">Questão 3<text:tab/>2</text:a></text:p>
          <text:p text:style-name="P19"><text:a xlink:type="simple" xlink:href="#__RefHeading__218_143610015" text:style-name="Index_20_Link" text:visited-style-name="Index_20_Link">Questão 4<text:tab/>2</text:a></text:p>
          <text:p text:style-name="P19"><text:a xlink:type="simple" xlink:href="#__RefHeading__220_143610015" text:style-name="Index_20_Link" text:visited-style-name="Index_20_Link">Questão 5<text:tab/>3</text:a></text:p>
          <text:p text:style-name="P19"><text:a xlink:type="simple" xlink:href="#__RefHeading__222_143610015" text:style-name="Index_20_Link" text:visited-style-name="Index_20_Link">Questão 6<text:tab/>3</text:a></text:p>
          <text:p text:style-name="P19"><text:a xlink:type="simple" xlink:href="#__RefHeading__224_143610015" text:style-name="Index_20_Link" text:visited-style-name="Index_20_Link">Questão 7<text:tab/>4</text:a></text:p>
          <text:p text:style-name="P19"><text:a xlink:type="simple" xlink:href="#__RefHeading___Toc1572_2216427884" text:style-name="Index_20_Link" text:visited-style-name="Index_20_Link">Questão 8<text:tab/>4</text:a></text:p>
          <text:p text:style-name="P19"><text:a xlink:type="simple" xlink:href="#__RefHeading___Toc1574_2216427884" text:style-name="Index_20_Link" text:visited-style-name="Index_20_Link">Questão 9<text:tab/>5</text:a></text:p>
          <text:p text:style-name="P19"><text:a xlink:type="simple" xlink:href="#__RefHeading___Toc1576_2216427884" text:style-name="Index_20_Link" text:visited-style-name="Index_20_Link">Questão 10<text:tab/>6</text:a></text:p>
        </text:index-body>
      </text:table-of-content>
      <text:h text:style-name="Heading_20_1" text:outline-level="1"><text:bookmark-start text:name="__RefHeading__212_143610015"/>Questão 1<text:bookmark-end text:name="__RefHeading__212_143610015"/></text:h>
      <text:p text:style-name="P21">Responda as perguntas deixadas em caixas cinzas nos slides. </text:p>
      <text:p text:style-name="P17">Este exercicio não foi realizado.</text:p>
      <text:p text:style-name="P18">p.2: Qual funcionalidade nenhum compilador implementou?</text:p>
      <text:p text:style-name="P18">p.8: Qual a implementação típica de NULL em C e porquê ela não é compatível com C++?</text:p>
      <text:p text:style-name="P18">p.9: Qual a diferença entre &lt;cstdio&gt; e &lt;stdio.h&gt;?</text:p>
      <text:p text:style-name="P18">p.13: Qual o valor de NULL nesta plataforma, 0 ou 0L?</text:p>
      <text:p text:style-name="P18">p.17: Mas e o std::for_each?</text:p>
      <text:p text:style-name="P18">p.17: Por quê const&amp;?</text:p>
      <text:p text:style-name="P18">p.20: O que um iterador?</text:p>
      <text:p text:style-name="P18">p.21: Qual a diferença entre diretivas e declarações using?</text:p>
      <text:p text:style-name="P18">p.25: Realmente compilaria em C++98/03?</text:p>
      <text:p text:style-name="P18">p.25: Por quê typename é necessário?</text:p>
      <text:p text:style-name="P18">p.27: Qual a relação entre inteiros e enums em C++?</text:p>
      <text:p text:style-name="P18">p.28: Por quê isso não é permitido?</text:p>
      <text:p text:style-name="P18">p.28: Qual o problema de #include?</text:p>
      <text:p text:style-name="P18">p.32: O que é um construtor explícito e um operador de conversão?</text:p>
      <text:p text:style-name="P18">p.33: Qual a representação interna de um enum convencional?</text:p>
      <text:p text:style-name="P18">p.36: Qual o nome desta técnica de programação?</text:p>
      <text:p text:style-name="P18">p.38: Qual seria outra vantagem de constexpr?</text:p>
      <text:p text:style-name="P18">p.47: Como escrever essa string em C++98/03?</text:p>
      <text:p text:style-name="P18">p.48: Qual o prefixo de um literal std::wstring?</text:p>
      <text:p text:style-name="P18">p.49: Qual o enconding de um literal std::wstring?</text:p>
      <text:p text:style-name="P18">p.58: Como criar inteiros em octal e hexa em C++98/03?</text:p>
      <text:p text:style-name="P18">p59: Quando um assert é avaliado?</text:p>
      <text:h text:style-name="P23" text:outline-level="1"><text:bookmark-start text:name="__RefHeading__214_143610015"/>Questão 2<text:bookmark-end text:name="__RefHeading__214_143610015"/></text:h>
      <text:p text:style-name="P21">Como NULL é implementado em sua plataforma?</text:p>
      <text:p text:style-name="P15">Em &lt;stddef.h&gt;:</text:p>
      <text:p text:style-name="P15"><text:tab/>#define NULL 0</text:p>
      <text:p text:style-name="P15"><text:soft-page-break/>Fonte: http://en.cppreference.com/w/cpp/types/NULL</text:p>
      <text:h text:style-name="P24" text:outline-level="1"><text:bookmark-start text:name="__RefHeading__216_143610015"/>Questão <text:span text:style-name="T1">3</text:span><text:bookmark-end text:name="__RefHeading__216_143610015"/></text:h>
      <text:p text:style-name="P21">Modifique o vetor v da função g( ) incrementando cada elemento de uma unidade (in-place). Faça isso de duas maneiras diferentes: com o um for de intervalos e com std: :for_each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7"><text:span text:style-name="T18">main</text:span>.cpp</text:p>
          </table:table-cell>
        </table:table-row>
        <table:table-row>
          <table:table-cell table:style-name="Table2.A2" office:value-type="string">
            <text:p text:style-name="P30">#include &lt;iostream&gt;</text:p>
            <text:p text:style-name="P33">#include &lt;vector&gt;</text:p>
            <text:p text:style-name="P33">#include &lt;algorithm&gt;</text:p>
            <text:p text:style-name="P8"/>
            <text:p text:style-name="P12"><text:span text:style-name="T6">void</text:span><text:span text:style-name="T4"> </text:span><text:span text:style-name="T7">g</text:span><text:span text:style-name="T4">(){</text:span></text:p>
            <text:p text:style-name="P12"><text:span text:style-name="T4"><text:s text:c="4"/>std</text:span><text:span text:style-name="T9">::</text:span><text:span text:style-name="T4">vector</text:span><text:span text:style-name="T9">&lt;</text:span><text:span text:style-name="T6">int</text:span><text:span text:style-name="T9">&gt;</text:span><text:span text:style-name="T4"> v </text:span><text:span text:style-name="T9">=</text:span><text:span text:style-name="T4"> {</text:span><text:span text:style-name="T9">1</text:span><text:span text:style-name="T4">, </text:span><text:span text:style-name="T9">2</text:span><text:span text:style-name="T4">, </text:span><text:span text:style-name="T9">3</text:span><text:span text:style-name="T4">, </text:span><text:span text:style-name="T9">4</text:span><text:span text:style-name="T4">};</text:span></text:p>
            <text:p text:style-name="P8"/>
            <text:p text:style-name="P12"><text:span text:style-name="T4"><text:s text:c="4"/></text:span><text:span text:style-name="T3">for</text:span><text:span text:style-name="T4">(</text:span><text:span text:style-name="T6">int</text:span><text:span text:style-name="T9">&amp;</text:span><text:span text:style-name="T4"> n </text:span><text:span text:style-name="T9">:</text:span><text:span text:style-name="T4"> v){</text:span></text:p>
            <text:p text:style-name="P12"><text:span text:style-name="T4"><text:s text:c="8"/>n</text:span><text:span text:style-name="T9">++</text:span><text:span text:style-name="T4">;</text:span></text:p>
            <text:p text:style-name="P12"><text:span text:style-name="T4"><text:s text:c="8"/>std</text:span><text:span text:style-name="T9">::</text:span><text:span text:style-name="T4">cout </text:span><text:span text:style-name="T9">&lt;&lt;</text:span><text:span text:style-name="T4"> </text:span><text:span text:style-name="T13">" "</text:span><text:span text:style-name="T4"> </text:span><text:span text:style-name="T9">&lt;&lt;</text:span><text:span text:style-name="T4"> n;</text:span></text:p>
            <text:p text:style-name="P8"><text:s text:c="4"/>}</text:p>
            <text:p text:style-name="P12"><text:span text:style-name="T4"><text:s text:c="4"/>std</text:span><text:span text:style-name="T9">::</text:span><text:span text:style-name="T4">cout </text:span><text:span text:style-name="T9">&lt;&lt;</text:span><text:span text:style-name="T4"> std</text:span><text:span text:style-name="T9">::</text:span><text:span text:style-name="T4">endl;</text:span></text:p>
            <text:p text:style-name="P8"/>
            <text:p text:style-name="P12"><text:span text:style-name="T4"><text:s text:c="4"/>std</text:span><text:span text:style-name="T9">::</text:span><text:span text:style-name="T4">for_each(v.begin(), v.end(), [](</text:span><text:span text:style-name="T6">int</text:span><text:span text:style-name="T4"> </text:span><text:span text:style-name="T9">&amp;</text:span><text:span text:style-name="T4">n){ n</text:span><text:span text:style-name="T9">++</text:span><text:span text:style-name="T4">; });</text:span></text:p>
            <text:p text:style-name="P12"><text:span text:style-name="T4"><text:s text:c="4"/>std</text:span><text:span text:style-name="T9">::</text:span><text:span text:style-name="T4">for_each(v.begin(), v.end(), [](</text:span><text:span text:style-name="T3">const</text:span><text:span text:style-name="T4"> </text:span><text:span text:style-name="T6">int</text:span><text:span text:style-name="T9">&amp;</text:span><text:span text:style-name="T4"> n) { std</text:span><text:span text:style-name="T9">::</text:span><text:span text:style-name="T4">cout </text:span><text:span text:style-name="T9">&lt;&lt;</text:span><text:span text:style-name="T4"> </text:span><text:span text:style-name="T13">" "</text:span><text:span text:style-name="T4"> </text:span><text:span text:style-name="T9">&lt;&lt;</text:span><text:span text:style-name="T4"> n; });</text:span></text:p>
            <text:p text:style-name="P8"/>
            <text:p text:style-name="P12"><text:span text:style-name="T4"><text:s text:c="4"/>std</text:span><text:span text:style-name="T9">::</text:span><text:span text:style-name="T4">cout </text:span><text:span text:style-name="T9">&lt;&lt;</text:span><text:span text:style-name="T4"> std</text:span><text:span text:style-name="T9">::</text:span><text:span text:style-name="T4">endl;</text:span></text:p>
            <text:p text:style-name="P8">}</text:p>
            <text:p text:style-name="P8"/>
            <text:p text:style-name="P12"><text:span text:style-name="T6">int</text:span><text:span text:style-name="T4"> </text:span><text:span text:style-name="T7">main</text:span><text:span text:style-name="T4">(){</text:span></text:p>
            <text:p text:style-name="P8"><text:s text:c="4"/>g();</text:p>
            <text:p text:style-name="P8"/>
            <text:p text:style-name="P12"><text:span text:style-name="T4"><text:s text:c="4"/></text:span><text:span text:style-name="T3">return</text:span><text:span text:style-name="T4"> </text:span><text:span text:style-name="T9">0</text:span><text:span text:style-name="T4">;</text:span></text:p>
            <text:p text:style-name="P5">}</text:p>
          </table:table-cell>
        </table:table-row>
      </table:table>
      <text:h text:style-name="P25" text:outline-level="1"><text:bookmark-start text:name="__RefHeading__218_143610015"/>Questão <text:span text:style-name="T1">4</text:span><text:bookmark-end text:name="__RefHeading__218_143610015"/></text:h>
      <text:p text:style-name="P21">Reproduza o código com FaultProtection, ProcStatus e checkviolation( ), mas agora</text:p>
      <text:p text:style-name="P21">usando enumerações fortemente tipadas. Ambos enums devem ter char como tipo base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7"><text:span text:style-name="T18">main</text:span>.cpp</text:p>
          </table:table-cell>
        </table:table-row>
        <table:table-row>
          <table:table-cell table:style-name="Table1.A2" office:value-type="string">
            <text:p text:style-name="P30">#include &lt;iostream&gt;</text:p>
            <text:p text:style-name="P33">#include &lt;vector&gt;</text:p>
            <text:p text:style-name="P33">#include &lt;algorithm&gt;</text:p>
            <text:p text:style-name="P8"/>
            <text:p text:style-name="P33">#define STR(symbol) #symbol</text:p>
            <text:p text:style-name="P8"/>
            <text:p text:style-name="P12"><text:span text:style-name="T3">enum</text:span><text:span text:style-name="T4"> </text:span><text:span text:style-name="T3">class</text:span><text:span text:style-name="T4"> </text:span><text:span text:style-name="T8">FaultProtection</text:span><text:span text:style-name="T4"> </text:span><text:span text:style-name="T9">:</text:span><text:span text:style-name="T4"> </text:span><text:span text:style-name="T6">char</text:span><text:span text:style-name="T4">{</text:span></text:p>
            <text:p text:style-name="P8"><text:s text:c="4"/>Active, <text:s/>Unavailable</text:p>
            <text:p text:style-name="P8">};</text:p>
            <text:p text:style-name="P8"/>
            <text:p text:style-name="P12"><text:span text:style-name="T3">enum</text:span><text:span text:style-name="T4"> </text:span><text:span text:style-name="T3">class</text:span><text:span text:style-name="T4"> </text:span><text:span text:style-name="T8">ProcStatus</text:span><text:span text:style-name="T9">:</text:span><text:span text:style-name="T4"> </text:span><text:span text:style-name="T6">char</text:span><text:span text:style-name="T4">{</text:span></text:p>
            <text:p text:style-name="P8"><text:s text:c="4"/>Active, <text:s/>Waiting, Cancelled</text:p>
            <text:p text:style-name="P8">};</text:p>
            <text:p text:style-name="P8"/>
            <text:p text:style-name="P12"><text:soft-page-break/><text:span text:style-name="T6">bool</text:span><text:span text:style-name="T4"> </text:span><text:span text:style-name="T7">checkViolation</text:span><text:span text:style-name="T4">(ProcStatus s){</text:span></text:p>
            <text:p text:style-name="P12"><text:span text:style-name="T4"><text:s text:c="4"/></text:span><text:span text:style-name="T3">if</text:span><text:span text:style-name="T4">(s </text:span><text:span text:style-name="T9">==</text:span><text:span text:style-name="T4"> ProcStatus</text:span><text:span text:style-name="T9">::</text:span><text:span text:style-name="T4">Active){</text:span></text:p>
            <text:p text:style-name="P12"><text:span text:style-name="T4"><text:s text:c="8"/>std</text:span><text:span text:style-name="T9">::</text:span><text:span text:style-name="T4"> cout </text:span><text:span text:style-name="T9">&lt;&lt;</text:span><text:span text:style-name="T4"> STR(ProcStatus</text:span><text:span text:style-name="T9">::</text:span><text:span text:style-name="T4">Active);</text:span></text:p>
            <text:p text:style-name="P12"><text:span text:style-name="T4"><text:s text:c="4"/>} </text:span><text:span text:style-name="T3">else</text:span><text:span text:style-name="T4"> </text:span><text:span text:style-name="T3">if</text:span><text:span text:style-name="T4">(s </text:span><text:span text:style-name="T9">==</text:span><text:span text:style-name="T4"> ProcStatus</text:span><text:span text:style-name="T9">::</text:span><text:span text:style-name="T4">Waiting){</text:span></text:p>
            <text:p text:style-name="P12"><text:span text:style-name="T4"><text:s text:c="8"/>std</text:span><text:span text:style-name="T9">::</text:span><text:span text:style-name="T4"> cout </text:span><text:span text:style-name="T9">&lt;&lt;</text:span><text:span text:style-name="T4"> STR(ProcStatus</text:span><text:span text:style-name="T9">::</text:span><text:span text:style-name="T4">Waiting);</text:span></text:p>
            <text:p text:style-name="P12"><text:span text:style-name="T4"><text:s text:c="4"/>} </text:span><text:span text:style-name="T3">else</text:span><text:span text:style-name="T4"> </text:span><text:span text:style-name="T3">if</text:span><text:span text:style-name="T4">(s </text:span><text:span text:style-name="T9">==</text:span><text:span text:style-name="T4"> ProcStatus</text:span><text:span text:style-name="T9">::</text:span><text:span text:style-name="T4">Cancelled){</text:span></text:p>
            <text:p text:style-name="P12"><text:span text:style-name="T4"><text:s text:c="8"/>std</text:span><text:span text:style-name="T9">::</text:span><text:span text:style-name="T4"> cout </text:span><text:span text:style-name="T9">&lt;&lt;</text:span><text:span text:style-name="T4"> STR(ProcStatus</text:span><text:span text:style-name="T9">::</text:span><text:span text:style-name="T4">Cancelled);</text:span></text:p>
            <text:p text:style-name="P12"><text:span text:style-name="T4"><text:s text:c="4"/>} </text:span><text:span text:style-name="T3">else</text:span><text:span text:style-name="T4"> </text:span><text:span text:style-name="T3">return</text:span><text:span text:style-name="T4"> </text:span><text:span text:style-name="T2">true</text:span><text:span text:style-name="T4">;</text:span></text:p>
            <text:p text:style-name="P8">}</text:p>
            <text:p text:style-name="P8"/>
            <text:p text:style-name="P12"><text:span text:style-name="T6">int</text:span><text:span text:style-name="T4"> </text:span><text:span text:style-name="T7">main</text:span><text:span text:style-name="T4">(){</text:span></text:p>
            <text:p text:style-name="P12"><text:span text:style-name="T4"><text:s text:c="4"/>checkViolation(ProcStatus</text:span><text:span text:style-name="T9">::</text:span><text:span text:style-name="T4">Waiting);</text:span></text:p>
            <text:p text:style-name="P8"/>
            <text:p text:style-name="P12"><text:span text:style-name="T4"><text:s text:c="4"/>std</text:span><text:span text:style-name="T9">::</text:span><text:span text:style-name="T4"> cout </text:span><text:span text:style-name="T9">&lt;&lt;</text:span><text:span text:style-name="T4"> std</text:span><text:span text:style-name="T9">::</text:span><text:span text:style-name="T4">endl;</text:span></text:p>
            <text:p text:style-name="P8"/>
            <text:p text:style-name="P12"><text:span text:style-name="T4"><text:s text:c="4"/></text:span><text:span text:style-name="T3">return</text:span><text:span text:style-name="T4"> </text:span><text:span text:style-name="T9">0</text:span><text:span text:style-name="T4">;</text:span></text:p>
            <text:p text:style-name="P5">}</text:p>
          </table:table-cell>
        </table:table-row>
      </table:table>
      <text:h text:style-name="P25" text:outline-level="1"><text:bookmark-start text:name="__RefHeading__220_143610015"/>Questão <text:span text:style-name="T1">5</text:span><text:bookmark-end text:name="__RefHeading__220_143610015"/></text:h>
      <text:p text:style-name="P21">Implemente a função de fatorial em tempo de compilação com constexpr. Qual o maior número com qual você consegue compilá-la?</text:p>
      <text:p text:style-name="P15">O maior número foi 522, após o qual o compilador exibe o seguinte erro:</text:p>
      <text:p text:style-name="P15"><text:tab/><text:span text:style-name="T17">p.cpp:4:36: <text:s text:c="2"/>in constexpr expansion of ‘factorial((x + 18446744073709551615ull))’</text:span></text:p>
      <text:p text:style-name="P18"><text:tab/>p.cpp:14:23: error: constexpr evaluation depth exceeds maximum of 512 (use -fconstexpr-depth= to increase the maximum)</text:p>
      <text:p text:style-name="P18"><text:tab/> <text:s text:c="4"/>case factorial(522): break;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7"><text:span text:style-name="T18">main</text:span>.cpp</text:p>
          </table:table-cell>
        </table:table-row>
        <table:table-row>
          <table:table-cell table:style-name="Table3.A2" office:value-type="string">
            <text:p text:style-name="P29"><text:span text:style-name="T4">constexpr </text:span><text:span text:style-name="T6">unsigned</text:span><text:span text:style-name="T4"> </text:span><text:span text:style-name="T6">long</text:span><text:span text:style-name="T4"> </text:span><text:span text:style-name="T6">long</text:span><text:span text:style-name="T4"> </text:span><text:span text:style-name="T6">int</text:span><text:span text:style-name="T4"> </text:span><text:span text:style-name="T7">factorial</text:span><text:span text:style-name="T4">(</text:span><text:span text:style-name="T6">unsigned</text:span><text:span text:style-name="T4"> </text:span><text:span text:style-name="T6">long</text:span><text:span text:style-name="T4"> </text:span><text:span text:style-name="T6">long</text:span><text:span text:style-name="T4"> </text:span><text:span text:style-name="T6">int</text:span><text:span text:style-name="T4"> x){</text:span></text:p>
            <text:p text:style-name="P12"><text:span text:style-name="T4"><text:s text:c="4"/></text:span><text:span text:style-name="T3">return</text:span><text:span text:style-name="T4"> <text:s/>x </text:span><text:span text:style-name="T9">&gt;</text:span><text:span text:style-name="T4"> </text:span><text:span text:style-name="T9">1</text:span><text:span text:style-name="T4"> </text:span><text:span text:style-name="T9">?</text:span><text:span text:style-name="T4"> x</text:span><text:span text:style-name="T9">*</text:span><text:span text:style-name="T4">factorial(x</text:span><text:span text:style-name="T9">-1</text:span><text:span text:style-name="T4">) </text:span><text:span text:style-name="T9">:</text:span><text:span text:style-name="T4"> </text:span><text:span text:style-name="T9">1</text:span><text:span text:style-name="T4">;</text:span></text:p>
            <text:p text:style-name="P8">}</text:p>
            <text:p text:style-name="P8"/>
            <text:p text:style-name="P12"><text:span text:style-name="T6">int</text:span><text:span text:style-name="T4"> </text:span><text:span text:style-name="T7">main</text:span><text:span text:style-name="T4">(){</text:span></text:p>
            <text:p text:style-name="P12"><text:span text:style-name="T4"><text:s text:c="4"/></text:span><text:span text:style-name="T6">unsigned</text:span><text:span text:style-name="T4"> </text:span><text:span text:style-name="T6">long</text:span><text:span text:style-name="T4"> </text:span><text:span text:style-name="T6">long</text:span><text:span text:style-name="T4"> </text:span><text:span text:style-name="T6">int</text:span><text:span text:style-name="T4"> i </text:span><text:span text:style-name="T9">=</text:span><text:span text:style-name="T4"> </text:span><text:span text:style-name="T9">0</text:span><text:span text:style-name="T4">;</text:span></text:p>
            <text:p text:style-name="P12"><text:span text:style-name="T4"><text:s text:c="4"/></text:span><text:span text:style-name="T3">switch</text:span><text:span text:style-name="T4"> (i){</text:span></text:p>
            <text:p text:style-name="P12"><text:span text:style-name="T4"><text:s text:c="4"/></text:span><text:span text:style-name="T3">case</text:span><text:span text:style-name="T4"> </text:span><text:span text:style-name="T9">-1</text:span><text:span text:style-name="T4">: </text:span><text:span text:style-name="T3">break</text:span><text:span text:style-name="T4">;</text:span></text:p>
            <text:p text:style-name="P12"><text:span text:style-name="T4"><text:s text:c="4"/></text:span><text:span text:style-name="T3">case</text:span><text:span text:style-name="T4"> factorial(</text:span><text:span text:style-name="T9">1</text:span><text:span text:style-name="T4">): </text:span><text:span text:style-name="T3">break</text:span><text:span text:style-name="T4">;</text:span></text:p>
            <text:p text:style-name="P12"><text:span text:style-name="T4"><text:s text:c="4"/></text:span><text:span text:style-name="T3">case</text:span><text:span text:style-name="T4"> factorial(</text:span><text:span text:style-name="T9">2</text:span><text:span text:style-name="T4">): </text:span><text:span text:style-name="T3">break</text:span><text:span text:style-name="T4">;</text:span></text:p>
            <text:p text:style-name="P12"><text:span text:style-name="T4"><text:s text:c="4"/></text:span><text:span text:style-name="T3">case</text:span><text:span text:style-name="T4"> factorial(</text:span><text:span text:style-name="T9">10</text:span><text:span text:style-name="T4">): </text:span><text:span text:style-name="T3">break</text:span><text:span text:style-name="T4">;</text:span></text:p>
            <text:p text:style-name="P12"><text:span text:style-name="T4"><text:s text:c="4"/></text:span><text:span text:style-name="T3">case</text:span><text:span text:style-name="T4"> factorial(</text:span><text:span text:style-name="T9">521</text:span><text:span text:style-name="T4">): </text:span><text:span text:style-name="T3">break</text:span><text:span text:style-name="T4">;</text:span></text:p>
            <text:p text:style-name="P12"><text:span text:style-name="T4"><text:s text:c="4"/></text:span><text:span text:style-name="T3">case</text:span><text:span text:style-name="T4"> factorial(</text:span><text:span text:style-name="T9">522</text:span><text:span text:style-name="T4">): </text:span><text:span text:style-name="T3">break</text:span><text:span text:style-name="T4">;</text:span></text:p>
            <text:p text:style-name="P8"><text:s text:c="4"/>}</text:p>
            <text:p text:style-name="P12"><text:span text:style-name="T4"><text:s text:c="4"/></text:span><text:span text:style-name="T3">return</text:span><text:span text:style-name="T4"> </text:span><text:span text:style-name="T9">0</text:span><text:span text:style-name="T4">;</text:span></text:p>
            <text:p text:style-name="P5">}</text:p>
          </table:table-cell>
        </table:table-row>
      </table:table>
      <text:h text:style-name="P25" text:outline-level="1"><text:bookmark-start text:name="__RefHeading__222_143610015"/>Questão <text:span text:style-name="T1">6</text:span><text:bookmark-end text:name="__RefHeading__222_143610015"/></text:h>
      <text:p text:style-name="P21">Escreva expressões regulares tanto com strings convencionais quando <text:span text:style-name="T14">com</text:span> strings literais puras que casem com o seguinte padrão: <text:span text:style-name="T10">leandro\"BR"\31-99990000</text:span>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8"><text:span text:style-name="T18">main</text:span>.cpp</text:p>
          </table:table-cell>
        </table:table-row>
        <text:soft-page-break/>
        <table:table-row>
          <table:table-cell table:style-name="Table4.A2" office:value-type="string">
            <text:p text:style-name="P31">#include &lt;iostream&gt;</text:p>
            <text:p text:style-name="P34">#include &lt;string&gt;</text:p>
            <text:p text:style-name="P34">#include &lt;regex&gt;</text:p>
            <text:p text:style-name="P7"/>
            <text:p text:style-name="P11"><text:span text:style-name="T6">int</text:span><text:span text:style-name="T4"> </text:span><text:span text:style-name="T7">main</text:span><text:span text:style-name="T4">()</text:span></text:p>
            <text:p text:style-name="P7">{</text:p>
            <text:p text:style-name="P11"><text:span text:style-name="T4"><text:s text:c="4"/>std</text:span><text:span text:style-name="T9">::</text:span><text:span text:style-name="T4">string s </text:span><text:span text:style-name="T9">=</text:span><text:span text:style-name="T4"> R</text:span><text:span text:style-name="T13">"(leandro</text:span><text:span text:style-name="T15">\"</text:span><text:span text:style-name="T13">BR"</text:span><text:span text:style-name="T5">\</text:span><text:span text:style-name="T9">31-99990000</text:span><text:span text:style-name="T4">)</text:span><text:span text:style-name="T13">";</text:span></text:p>
            <text:p text:style-name="P7"/>
            <text:p text:style-name="P11"><text:span text:style-name="T4"><text:s text:c="4"/>std</text:span><text:span text:style-name="T9">::</text:span><text:span text:style-name="T4">regex conventional_regex(</text:span><text:span text:style-name="T13">"leandro</text:span><text:span text:style-name="T15">\\\\\"</text:span><text:span text:style-name="T13">BR</text:span><text:span text:style-name="T15">\"\\\\</text:span><text:span text:style-name="T13">31-99990000"</text:span><text:span text:style-name="T4">);</text:span></text:p>
            <text:p text:style-name="P11"><text:span text:style-name="T4"><text:s text:c="4"/></text:span><text:span text:style-name="T3">if</text:span><text:span text:style-name="T4"> (std</text:span><text:span text:style-name="T9">::</text:span><text:span text:style-name="T4">regex_search(s, conventional_regex)) {</text:span></text:p>
            <text:p text:style-name="P11"><text:span text:style-name="T4"><text:s text:c="8"/>std</text:span><text:span text:style-name="T9">::</text:span><text:span text:style-name="T4">cout </text:span><text:span text:style-name="T9">&lt;&lt;</text:span><text:span text:style-name="T4"> </text:span><text:span text:style-name="T13">"Match found with conventional string.</text:span><text:span text:style-name="T15">\n</text:span><text:span text:style-name="T13">"</text:span><text:span text:style-name="T4">;</text:span></text:p>
            <text:p text:style-name="P7"><text:s text:c="4"/>}</text:p>
            <text:p text:style-name="P7"/>
            <text:p text:style-name="P11"><text:span text:style-name="T4"><text:s text:c="4"/>std</text:span><text:span text:style-name="T9">::</text:span><text:span text:style-name="T4">regex raw_regex(R</text:span><text:span text:style-name="T13">"(leandro</text:span><text:span text:style-name="T15">\\</text:span><text:span text:style-name="T13">"</text:span><text:span text:style-name="T4">BR</text:span><text:span text:style-name="T13">"</text:span><text:span text:style-name="T15">\\</text:span><text:span text:style-name="T13">31-99990000)"</text:span><text:span text:style-name="T4">);</text:span></text:p>
            <text:p text:style-name="P11"><text:span text:style-name="T4"><text:s text:c="4"/></text:span><text:span text:style-name="T3">if</text:span><text:span text:style-name="T4"> (std</text:span><text:span text:style-name="T9">::</text:span><text:span text:style-name="T4">regex_search(s, raw_regex)) {</text:span></text:p>
            <text:p text:style-name="P11"><text:span text:style-name="T4"><text:s text:c="8"/>std</text:span><text:span text:style-name="T9">::</text:span><text:span text:style-name="T4">cout </text:span><text:span text:style-name="T9">&lt;&lt;</text:span><text:span text:style-name="T4"> </text:span><text:span text:style-name="T13">"Match found with raw string.</text:span><text:span text:style-name="T15">\n</text:span><text:span text:style-name="T13">"</text:span><text:span text:style-name="T4">;</text:span></text:p>
            <text:p text:style-name="P7"><text:s text:c="4"/>}</text:p>
            <text:p text:style-name="P7"/>
            <text:p text:style-name="P11"><text:span text:style-name="T4"><text:s text:c="4"/></text:span><text:span text:style-name="T3">return</text:span><text:span text:style-name="T4"> </text:span><text:span text:style-name="T9">0</text:span><text:span text:style-name="T4">;</text:span></text:p>
            <text:p text:style-name="P4">}</text:p>
          </table:table-cell>
        </table:table-row>
      </table:table>
      <text:h text:style-name="P26" text:outline-level="1"><text:bookmark-start text:name="__RefHeading__224_143610015"/>Questão <text:span text:style-name="T11">7</text:span><text:bookmark-end text:name="__RefHeading__224_143610015"/></text:h>
      <text:p text:style-name="P22">Qual a diferen<text:span text:style-name="T11">ç</text:span>a entre UTF-8, UTF-16 e UTF-32? Implemente três programas que mostram a string "olá" <text:span text:style-name="T11">n</text:span>a tela, u<text:span text:style-name="T11">ma cada</text:span> para encoding. O acento <text:span text:style-name="T11">não</text:span> deve estar literalmente no texto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8"><text:span text:style-name="T18">main</text:span>.cpp</text:p>
          </table:table-cell>
        </table:table-row>
        <table:table-row>
          <table:table-cell table:style-name="Table5.A2" office:value-type="string">
            <text:p text:style-name="P32">#include &lt;iostream&gt;</text:p>
            <text:p text:style-name="P35">#include &lt;string&gt;</text:p>
            <text:p text:style-name="P9"/>
            <text:p text:style-name="P13"><text:span text:style-name="T12">#include &lt;codecvt&gt; <text:s text:c="2"/></text:span><text:span text:style-name="T16">// for codecvt_utf8</text:span></text:p>
            <text:p text:style-name="P13"><text:span text:style-name="T12">#include &lt;locale&gt; <text:s text:c="3"/></text:span><text:span text:style-name="T16">// for wstring_convert</text:span></text:p>
            <text:p text:style-name="P9"/>
            <text:p text:style-name="P13"><text:span text:style-name="T6">int</text:span><text:span text:style-name="T4"> </text:span><text:span text:style-name="T7">main</text:span><text:span text:style-name="T4">()</text:span></text:p>
            <text:p text:style-name="P9">{</text:p>
            <text:p text:style-name="P13"><text:span text:style-name="T4"><text:s text:c="4"/>std</text:span><text:span text:style-name="T9">::</text:span><text:span text:style-name="T4">string s_u8 </text:span><text:span text:style-name="T9">=</text:span><text:span text:style-name="T4"> u8</text:span><text:span text:style-name="T13">"ol</text:span><text:span text:style-name="T15">\u00E1</text:span><text:span text:style-name="T13">"</text:span><text:span text:style-name="T4">;</text:span></text:p>
            <text:p text:style-name="P13"><text:span text:style-name="T4"><text:s text:c="4"/>std</text:span><text:span text:style-name="T9">::</text:span><text:span text:style-name="T4">u16string s_u16 </text:span><text:span text:style-name="T9">=</text:span><text:span text:style-name="T4"> u</text:span><text:span text:style-name="T13">"ol</text:span><text:span text:style-name="T15">\u00E1</text:span><text:span text:style-name="T13">"</text:span><text:span text:style-name="T4">;</text:span></text:p>
            <text:p text:style-name="P13"><text:span text:style-name="T4"><text:s text:c="4"/>std</text:span><text:span text:style-name="T9">::</text:span><text:span text:style-name="T4">u32string s_u32 </text:span><text:span text:style-name="T9">=</text:span><text:span text:style-name="T4"> U</text:span><text:span text:style-name="T13">"ol</text:span><text:span text:style-name="T15">\u00E1</text:span><text:span text:style-name="T13">"</text:span><text:span text:style-name="T4">;</text:span></text:p>
            <text:p text:style-name="P9"/>
            <text:p text:style-name="P13"><text:span text:style-name="T4"><text:s text:c="4"/>std</text:span><text:span text:style-name="T9">::</text:span><text:span text:style-name="T4">cout </text:span><text:span text:style-name="T9">&lt;&lt;</text:span><text:span text:style-name="T4"> </text:span><text:span text:style-name="T13">"UTF-8: "</text:span><text:span text:style-name="T4"> </text:span><text:span text:style-name="T9">&lt;&lt;</text:span><text:span text:style-name="T4"> s_u8 </text:span><text:span text:style-name="T9">&lt;&lt;</text:span><text:span text:style-name="T4"> </text:span><text:span text:style-name="T13">"</text:span><text:span text:style-name="T15">\n</text:span><text:span text:style-name="T13">"</text:span><text:span text:style-name="T4">;</text:span></text:p>
            <text:p text:style-name="P9"/>
            <text:p text:style-name="P13"><text:span text:style-name="T4"><text:s text:c="4"/>std</text:span><text:span text:style-name="T9">::</text:span><text:span text:style-name="T4">wstring_convert</text:span><text:span text:style-name="T9">&lt;</text:span><text:span text:style-name="T4">std</text:span><text:span text:style-name="T9">::</text:span><text:span text:style-name="T4">codecvt_utf8</text:span><text:span text:style-name="T9">&lt;</text:span><text:span text:style-name="T6">char16_t</text:span><text:span text:style-name="T9">&gt;</text:span><text:span text:style-name="T4">, </text:span><text:span text:style-name="T6">char16_t</text:span><text:span text:style-name="T9">&gt;</text:span><text:span text:style-name="T4"> cv_u16;</text:span></text:p>
            <text:p text:style-name="P13"><text:span text:style-name="T4"><text:s text:c="4"/>std</text:span><text:span text:style-name="T9">::</text:span><text:span text:style-name="T4">cout </text:span><text:span text:style-name="T9">&lt;&lt;</text:span><text:span text:style-name="T4"> </text:span><text:span text:style-name="T13">"UTF-16: "</text:span><text:span text:style-name="T4"> </text:span><text:span text:style-name="T9">&lt;&lt;</text:span><text:span text:style-name="T4"> cv_u16.to_bytes(s_u16) </text:span><text:span text:style-name="T9">&lt;&lt;</text:span><text:span text:style-name="T4"> </text:span><text:span text:style-name="T13">"</text:span><text:span text:style-name="T15">\n</text:span><text:span text:style-name="T13">"</text:span><text:span text:style-name="T4">;</text:span></text:p>
            <text:p text:style-name="P9"/>
            <text:p text:style-name="P13"><text:span text:style-name="T4"><text:s text:c="4"/>std</text:span><text:span text:style-name="T9">::</text:span><text:span text:style-name="T4">wstring_convert</text:span><text:span text:style-name="T9">&lt;</text:span><text:span text:style-name="T4">std</text:span><text:span text:style-name="T9">::</text:span><text:span text:style-name="T4">codecvt_utf8</text:span><text:span text:style-name="T9">&lt;</text:span><text:span text:style-name="T6">char32_t</text:span><text:span text:style-name="T9">&gt;</text:span><text:span text:style-name="T4">, </text:span><text:span text:style-name="T6">char32_t</text:span><text:span text:style-name="T9">&gt;</text:span><text:span text:style-name="T4"> cv_u32;</text:span></text:p>
            <text:p text:style-name="P13"><text:span text:style-name="T4"><text:s text:c="4"/>std</text:span><text:span text:style-name="T9">::</text:span><text:span text:style-name="T4">cout </text:span><text:span text:style-name="T9">&lt;&lt;</text:span><text:span text:style-name="T4"> </text:span><text:span text:style-name="T13">"UTF-32: "</text:span><text:span text:style-name="T4"> </text:span><text:span text:style-name="T9">&lt;&lt;</text:span><text:span text:style-name="T4"> cv_u32.to_bytes(s_u32) </text:span><text:span text:style-name="T9">&lt;&lt;</text:span><text:span text:style-name="T4"> </text:span><text:span text:style-name="T13">"</text:span><text:span text:style-name="T15">\n</text:span><text:span text:style-name="T13">"</text:span><text:span text:style-name="T4">;</text:span></text:p>
            <text:p text:style-name="P9"/>
            <text:p text:style-name="P13"><text:span text:style-name="T4"><text:s text:c="4"/></text:span><text:span text:style-name="T3">return</text:span><text:span text:style-name="T4"> </text:span><text:span text:style-name="T9">0</text:span><text:span text:style-name="T4">;</text:span></text:p>
            <text:p text:style-name="P6">}</text:p>
          </table:table-cell>
        </table:table-row>
      </table:table>
      <text:h text:style-name="P26" text:outline-level="1"><text:bookmark-start text:name="__RefHeading___Toc1572_2216427884"/>Questão <text:span text:style-name="T11">8</text:span><text:bookmark-end text:name="__RefHeading___Toc1572_2216427884"/></text:h>
      <text:p text:style-name="P22">Projeta uma classe de números complexos em que a parte imaginária seja u<text:span text:style-name="T11">m</text:span> literal de usuário com sufi<text:span text:style-name="T11">xo </text:span>_i. A implementagﬁo é mínima, o suﬁciente para demonstrar sua <text:soft-page-break/>utiliza<text:span text:style-name="T11">çã</text:span>o.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8"><text:span text:style-name="T18">main</text:span>.cpp</text:p>
          </table:table-cell>
        </table:table-row>
        <table:table-row>
          <table:table-cell table:style-name="Table6.A2" office:value-type="string">
            <text:p text:style-name="P31">#include &lt;iostream&gt;</text:p>
            <text:p text:style-name="P34">#include &lt;string&gt;</text:p>
            <text:p text:style-name="P7"/>
            <text:p text:style-name="P11"><text:span text:style-name="T3">struct</text:span><text:span text:style-name="T4"> Complex{</text:span></text:p>
            <text:p text:style-name="P11"><text:span text:style-name="T4"><text:s text:c="4"/></text:span><text:span text:style-name="T6">double</text:span><text:span text:style-name="T4"> imaginary_ </text:span><text:span text:style-name="T9">=</text:span><text:span text:style-name="T4"> </text:span><text:span text:style-name="T9">0.0</text:span><text:span text:style-name="T4">;</text:span></text:p>
            <text:p text:style-name="P11"><text:span text:style-name="T4"><text:s text:c="4"/></text:span><text:span text:style-name="T6">double</text:span><text:span text:style-name="T4"> real_ </text:span><text:span text:style-name="T9">=</text:span><text:span text:style-name="T4"> </text:span><text:span text:style-name="T9">0.0</text:span><text:span text:style-name="T4">;</text:span></text:p>
            <text:p text:style-name="P7"/>
            <text:p text:style-name="P11"><text:span text:style-name="T4"><text:s text:c="4"/>constexpr </text:span><text:span text:style-name="T7">Complex</text:span><text:span text:style-name="T4">(</text:span><text:span text:style-name="T6">double</text:span><text:span text:style-name="T4"> real, </text:span><text:span text:style-name="T6">double</text:span><text:span text:style-name="T4"> imaginary)</text:span></text:p>
            <text:p text:style-name="P11"><text:span text:style-name="T4"><text:s text:c="8"/></text:span><text:span text:style-name="T9">:</text:span><text:span text:style-name="T4"> real_(real), imaginary_(imaginary){ }</text:span></text:p>
            <text:p text:style-name="P7">};</text:p>
            <text:p text:style-name="P7"/>
            <text:p text:style-name="P11"><text:span text:style-name="T4">constexpr Complex </text:span><text:span text:style-name="T3">operator</text:span><text:span text:style-name="T13">""</text:span><text:span text:style-name="T4"> _i(</text:span><text:span text:style-name="T6">long</text:span><text:span text:style-name="T4"> </text:span><text:span text:style-name="T6">double</text:span><text:span text:style-name="T4"> value){</text:span></text:p>
            <text:p text:style-name="P11"><text:span text:style-name="T4"><text:s text:c="4"/></text:span><text:span text:style-name="T3">return</text:span><text:span text:style-name="T4"> Complex(</text:span><text:span text:style-name="T9">0</text:span><text:span text:style-name="T4">, value);</text:span></text:p>
            <text:p text:style-name="P7">}</text:p>
            <text:p text:style-name="P7"/>
            <text:p text:style-name="P11"><text:span text:style-name="T4">std</text:span><text:span text:style-name="T9">::</text:span><text:span text:style-name="T4">ostream</text:span><text:span text:style-name="T9">&amp;</text:span><text:span text:style-name="T4"> </text:span><text:span text:style-name="T3">operator</text:span><text:span text:style-name="T9">&lt;&lt;</text:span><text:span text:style-name="T4">(std</text:span><text:span text:style-name="T9">::</text:span><text:span text:style-name="T4">ostream</text:span><text:span text:style-name="T9">&amp;</text:span><text:span text:style-name="T4"> stream,</text:span></text:p>
            <text:p text:style-name="P11"><text:span text:style-name="T4"><text:s text:c="21"/></text:span><text:span text:style-name="T3">const</text:span><text:span text:style-name="T4"> Complex</text:span><text:span text:style-name="T9">&amp;</text:span><text:span text:style-name="T4"> complex) {</text:span></text:p>
            <text:p text:style-name="P11"><text:span text:style-name="T4"><text:s text:c="4"/>stream </text:span><text:span text:style-name="T9">&lt;&lt;</text:span><text:span text:style-name="T4"> </text:span><text:span text:style-name="T13">"("</text:span><text:span text:style-name="T4"> </text:span><text:span text:style-name="T9">&lt;&lt;</text:span><text:span text:style-name="T4"> complex.real_ </text:span><text:span text:style-name="T9">&lt;&lt;</text:span><text:span text:style-name="T4"> </text:span><text:span text:style-name="T13">", "</text:span><text:span text:style-name="T4"> </text:span><text:span text:style-name="T9">&lt;&lt;</text:span><text:span text:style-name="T4"> complex.imaginary_ </text:span><text:span text:style-name="T9">&lt;&lt;</text:span><text:span text:style-name="T4"> </text:span><text:span text:style-name="T13">"i)"</text:span><text:span text:style-name="T4">;</text:span></text:p>
            <text:p text:style-name="P11"><text:span text:style-name="T4"><text:s text:c="4"/></text:span><text:span text:style-name="T3">return</text:span><text:span text:style-name="T4"> stream;</text:span></text:p>
            <text:p text:style-name="P7"><text:s/>}</text:p>
            <text:p text:style-name="P7"/>
            <text:p text:style-name="P11"><text:span text:style-name="T4">Complex </text:span><text:span text:style-name="T3">operator</text:span><text:span text:style-name="T9">+</text:span><text:span text:style-name="T4">(</text:span><text:span text:style-name="T3">const</text:span><text:span text:style-name="T4"> Complex</text:span><text:span text:style-name="T9">&amp;</text:span><text:span text:style-name="T4"> a, </text:span><text:span text:style-name="T3">const</text:span><text:span text:style-name="T4"> Complex</text:span><text:span text:style-name="T9">&amp;</text:span><text:span text:style-name="T4"> b)</text:span></text:p>
            <text:p text:style-name="P7">{</text:p>
            <text:p text:style-name="P11"><text:span text:style-name="T4"><text:s text:c="4"/></text:span><text:span text:style-name="T3">return</text:span><text:span text:style-name="T4"> Complex(a.real_ </text:span><text:span text:style-name="T9">+</text:span><text:span text:style-name="T4"> b.real_, a.imaginary_ </text:span><text:span text:style-name="T9">+</text:span><text:span text:style-name="T4"> b.imaginary_);</text:span></text:p>
            <text:p text:style-name="P7">}</text:p>
            <text:p text:style-name="P7"/>
            <text:p text:style-name="P11"><text:span text:style-name="T4">Complex </text:span><text:span text:style-name="T3">operator</text:span><text:span text:style-name="T9">+</text:span><text:span text:style-name="T4">(</text:span><text:span text:style-name="T6">long</text:span><text:span text:style-name="T4"> </text:span><text:span text:style-name="T6">double</text:span><text:span text:style-name="T4"> a, </text:span><text:span text:style-name="T3">const</text:span><text:span text:style-name="T4"> Complex</text:span><text:span text:style-name="T9">&amp;</text:span><text:span text:style-name="T4"> b)</text:span></text:p>
            <text:p text:style-name="P7">{</text:p>
            <text:p text:style-name="P11"><text:span text:style-name="T4"><text:s text:c="4"/></text:span><text:span text:style-name="T3">return</text:span><text:span text:style-name="T4"> Complex(a </text:span><text:span text:style-name="T9">+</text:span><text:span text:style-name="T4"> b.real_, b.imaginary_);</text:span></text:p>
            <text:p text:style-name="P7">}</text:p>
            <text:p text:style-name="P7"/>
            <text:p text:style-name="P11"><text:span text:style-name="T6">int</text:span><text:span text:style-name="T4"> main()</text:span></text:p>
            <text:p text:style-name="P7">{</text:p>
            <text:p text:style-name="P11"><text:span text:style-name="T4"><text:s text:c="4"/>Complex a(</text:span><text:span text:style-name="T9">1.0</text:span><text:span text:style-name="T4">, </text:span><text:span text:style-name="T9">0.0</text:span><text:span text:style-name="T4">);</text:span></text:p>
            <text:p text:style-name="P11"><text:span text:style-name="T4"><text:s text:c="4"/>Complex b </text:span><text:span text:style-name="T9">=</text:span><text:span text:style-name="T4"> </text:span><text:span text:style-name="T9">1.0</text:span><text:span text:style-name="T4">_i;</text:span></text:p>
            <text:p text:style-name="P11"><text:span text:style-name="T4"><text:s text:c="4"/>Complex c </text:span><text:span text:style-name="T9">=</text:span><text:span text:style-name="T4"> </text:span><text:span text:style-name="T9">2.0</text:span><text:span text:style-name="T4"> </text:span><text:span text:style-name="T9">+</text:span><text:span text:style-name="T4"> </text:span><text:span text:style-name="T9">2.0</text:span><text:span text:style-name="T4">_i;</text:span></text:p>
            <text:p text:style-name="P11"><text:span text:style-name="T4"><text:s text:c="4"/>Complex d </text:span><text:span text:style-name="T9">=</text:span><text:span text:style-name="T4"> a</text:span><text:span text:style-name="T9">+</text:span><text:span text:style-name="T4">b</text:span><text:span text:style-name="T9">+</text:span><text:span text:style-name="T4">c;</text:span></text:p>
            <text:p text:style-name="P7"/>
            <text:p text:style-name="P11"><text:span text:style-name="T4"><text:s text:c="4"/>std</text:span><text:span text:style-name="T9">::</text:span><text:span text:style-name="T4">cout </text:span><text:span text:style-name="T9">&lt;&lt;</text:span><text:span text:style-name="T4"> </text:span><text:span text:style-name="T13">"a = <text:s/>"</text:span><text:span text:style-name="T4"> </text:span><text:span text:style-name="T9">&lt;&lt;</text:span><text:span text:style-name="T4"> a </text:span><text:span text:style-name="T9">&lt;&lt;</text:span><text:span text:style-name="T4"> </text:span><text:span text:style-name="T13">"</text:span><text:span text:style-name="T15">\n</text:span><text:span text:style-name="T13">b = "</text:span><text:span text:style-name="T4"> </text:span><text:span text:style-name="T9">&lt;&lt;</text:span><text:span text:style-name="T4"> b </text:span><text:span text:style-name="T9">&lt;&lt;</text:span><text:span text:style-name="T4"> </text:span><text:span text:style-name="T13">"</text:span><text:span text:style-name="T15">\n</text:span><text:span text:style-name="T13">c = "</text:span><text:span text:style-name="T4"> </text:span><text:span text:style-name="T9">&lt;&lt;</text:span><text:span text:style-name="T4"> c </text:span><text:span text:style-name="T9">&lt;&lt;</text:span><text:span text:style-name="T4"> </text:span><text:span text:style-name="T13">"</text:span><text:span text:style-name="T15">\n</text:span><text:span text:style-name="T13">d = "</text:span><text:span text:style-name="T4"> </text:span><text:span text:style-name="T9">&lt;&lt;</text:span><text:span text:style-name="T4"> d </text:span><text:span text:style-name="T9">&lt;&lt;</text:span><text:span text:style-name="T4"> </text:span><text:span text:style-name="T13">"</text:span><text:span text:style-name="T15">\n</text:span><text:span text:style-name="T13">"</text:span><text:span text:style-name="T4">;</text:span></text:p>
            <text:p text:style-name="P7"/>
            <text:p text:style-name="P11"><text:span text:style-name="T4"><text:s text:c="4"/></text:span><text:span text:style-name="T3">return</text:span><text:span text:style-name="T4"> </text:span><text:span text:style-name="T9">0</text:span><text:span text:style-name="T4">;</text:span></text:p>
            <text:p text:style-name="P4">}</text:p>
          </table:table-cell>
        </table:table-row>
      </table:table>
      <text:h text:style-name="P26" text:outline-level="1"><text:bookmark-start text:name="__RefHeading___Toc1574_2216427884"/>Questão <text:span text:style-name="T11">9</text:span><text:bookmark-end text:name="__RefHeading___Toc1574_2216427884"/></text:h>
      <text:p text:style-name="P21">Quais os tipos exatos do números da fun<text:span text:style-name="T11">ção</text:span> f( )?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8"><text:span text:style-name="T18">main</text:span>.cpp</text:p>
          </table:table-cell>
        </table:table-row>
        <table:table-row>
          <table:table-cell table:style-name="Table9.A2" office:value-type="string">
            <text:p text:style-name="P31">#include &lt;iostream&gt;</text:p>
            <text:p text:style-name="P34">#include &lt;typeinfo&gt;</text:p>
            <text:p text:style-name="P7"/>
            <text:p text:style-name="P11"><text:soft-page-break/><text:span text:style-name="T6">int</text:span><text:span text:style-name="T4"> </text:span><text:span text:style-name="T7">main</text:span><text:span text:style-name="T4">()</text:span></text:p>
            <text:p text:style-name="P7">{</text:p>
            <text:p text:style-name="P11"><text:span text:style-name="T4"><text:s text:c="4"/><text:tab/>std</text:span><text:span text:style-name="T9">::</text:span><text:span text:style-name="T4">cout <text:s text:c="2"/></text:span><text:span text:style-name="T9">&lt;&lt;</text:span><text:span text:style-name="T4"> </text:span><text:span text:style-name="T13">"Type of 100: </text:span><text:span text:style-name="T15">\t</text:span><text:span text:style-name="T13">"</text:span><text:span text:style-name="T4"> <text:s text:c="5"/></text:span><text:span text:style-name="T9">&lt;&lt;</text:span><text:span text:style-name="T4"> </text:span><text:span text:style-name="T3">typeid</text:span><text:span text:style-name="T4">(</text:span><text:span text:style-name="T9">100</text:span><text:span text:style-name="T4">).name() <text:s text:c="6"/></text:span><text:span text:style-name="T9">&lt;&lt; </text:span><text:span text:style-name="T4">std</text:span><text:span text:style-name="T9">::</text:span><text:span text:style-name="T4">endl</text:span></text:p>
            <text:p text:style-name="P11"><text:span text:style-name="T4"><text:s text:c="16"/></text:span><text:span text:style-name="T9">&lt;&lt;</text:span><text:span text:style-name="T4"> </text:span><text:span text:style-name="T13">"Type of 100u: </text:span><text:span text:style-name="T15">\t</text:span><text:span text:style-name="T13">"</text:span><text:span text:style-name="T4"> <text:s text:c="4"/></text:span><text:span text:style-name="T9">&lt;&lt;</text:span><text:span text:style-name="T4"> </text:span><text:span text:style-name="T3">typeid</text:span><text:span text:style-name="T4">(</text:span><text:span text:style-name="T9">100u</text:span><text:span text:style-name="T4">).name() <text:s text:c="5"/></text:span><text:span text:style-name="T9">&lt;&lt;</text:span><text:span text:style-name="T4"> std</text:span><text:span text:style-name="T9">::</text:span><text:span text:style-name="T4">endl</text:span></text:p>
            <text:p text:style-name="P11"><text:span text:style-name="T4"><text:s text:c="16"/></text:span><text:span text:style-name="T9">&lt;&lt;</text:span><text:span text:style-name="T4"> </text:span><text:span text:style-name="T13">"Type of 100UL: </text:span><text:span text:style-name="T15">\t</text:span><text:span text:style-name="T13">"</text:span><text:span text:style-name="T4"> <text:s text:c="3"/></text:span><text:span text:style-name="T9">&lt;&lt;</text:span><text:span text:style-name="T4"> </text:span><text:span text:style-name="T3">typeid</text:span><text:span text:style-name="T4">(</text:span><text:span text:style-name="T9">100UL</text:span><text:span text:style-name="T4">).name() <text:s text:c="4"/></text:span><text:span text:style-name="T9">&lt;&lt;</text:span><text:span text:style-name="T4"> std</text:span><text:span text:style-name="T9">::</text:span><text:span text:style-name="T4">endl</text:span></text:p>
            <text:p text:style-name="P11"><text:span text:style-name="T4"><text:s text:c="16"/></text:span><text:span text:style-name="T9">&lt;&lt;</text:span><text:span text:style-name="T4"> </text:span><text:span text:style-name="T13">"Type of 100LL: </text:span><text:span text:style-name="T15">\t</text:span><text:span text:style-name="T13">"</text:span><text:span text:style-name="T4"> <text:s text:c="3"/></text:span><text:span text:style-name="T9">&lt;&lt;</text:span><text:span text:style-name="T4"> </text:span><text:span text:style-name="T3">typeid</text:span><text:span text:style-name="T4">(</text:span><text:span text:style-name="T9">100LL</text:span><text:span text:style-name="T4">).name() <text:s text:c="4"/></text:span><text:span text:style-name="T9">&lt;&lt;</text:span><text:span text:style-name="T4"> std</text:span><text:span text:style-name="T9">::</text:span><text:span text:style-name="T4">endl</text:span></text:p>
            <text:p text:style-name="P11"><text:span text:style-name="T4"><text:s text:c="16"/></text:span><text:span text:style-name="T9">&lt;&lt;</text:span><text:span text:style-name="T4"> </text:span><text:span text:style-name="T13">"Type of 3.14: </text:span><text:span text:style-name="T15">\t</text:span><text:span text:style-name="T13">"</text:span><text:span text:style-name="T4"> <text:s text:c="4"/></text:span><text:span text:style-name="T9">&lt;&lt;</text:span><text:span text:style-name="T4"> </text:span><text:span text:style-name="T3">typeid</text:span><text:span text:style-name="T4">(</text:span><text:span text:style-name="T9">3.14</text:span><text:span text:style-name="T4">).name() <text:s text:c="5"/></text:span><text:span text:style-name="T9">&lt;&lt;</text:span><text:span text:style-name="T4"> std</text:span><text:span text:style-name="T9">::</text:span><text:span text:style-name="T4">endl</text:span></text:p>
            <text:p text:style-name="P11"><text:span text:style-name="T4"><text:s text:c="16"/></text:span><text:span text:style-name="T9">&lt;&lt;</text:span><text:span text:style-name="T4"> </text:span><text:span text:style-name="T13">"Type of 3.14f: </text:span><text:span text:style-name="T15">\t</text:span><text:span text:style-name="T13">"</text:span><text:span text:style-name="T4"> <text:s text:c="3"/></text:span><text:span text:style-name="T9">&lt;&lt;</text:span><text:span text:style-name="T4"> </text:span><text:span text:style-name="T3">typeid</text:span><text:span text:style-name="T4">(</text:span><text:span text:style-name="T9">3.14f</text:span><text:span text:style-name="T4">).name() <text:s text:c="4"/></text:span><text:span text:style-name="T9">&lt;&lt;</text:span><text:span text:style-name="T4"> std</text:span><text:span text:style-name="T9">::</text:span><text:span text:style-name="T4">endl</text:span></text:p>
            <text:p text:style-name="P11"><text:span text:style-name="T4"><text:s text:c="16"/></text:span><text:span text:style-name="T9">&lt;&lt;</text:span><text:span text:style-name="T4"> </text:span><text:span text:style-name="T13">"Type of 3.14L: </text:span><text:span text:style-name="T15">\t</text:span><text:span text:style-name="T13">"</text:span><text:span text:style-name="T4"> <text:s text:c="3"/></text:span><text:span text:style-name="T9">&lt;&lt;</text:span><text:span text:style-name="T4"> </text:span><text:span text:style-name="T3">typeid</text:span><text:span text:style-name="T4">(</text:span><text:span text:style-name="T9">3.14</text:span><text:span text:style-name="T4">L).name() <text:s text:c="4"/></text:span><text:span text:style-name="T9">&lt;&lt;</text:span><text:span text:style-name="T4"> std</text:span><text:span text:style-name="T9">::</text:span><text:span text:style-name="T4">endl;</text:span></text:p>
            <text:p text:style-name="P7"/>
            <text:p text:style-name="P11"><text:span text:style-name="T4"><text:s text:c="4"/></text:span><text:span text:style-name="T3">return</text:span><text:span text:style-name="T4"> </text:span><text:span text:style-name="T9">0</text:span><text:span text:style-name="T4">;</text:span></text:p>
            <text:p text:style-name="P4">}</text:p>
          </table:table-cell>
        </table:table-row>
      </table:table>
      <text:p text:style-name="P16">Type of 100: <text:tab/><text:tab/>i</text:p>
      <text:p text:style-name="P16">Type of 100u: <text:tab/><text:tab/>j</text:p>
      <text:p text:style-name="P16">Type of 100UL: <text:tab/>m</text:p>
      <text:p text:style-name="P16">Type of 100LL: <text:tab/>x</text:p>
      <text:p text:style-name="P16">Type of 3.14: <text:tab/><text:tab/>d</text:p>
      <text:p text:style-name="P16">Type of 3.14f: <text:tab/>f</text:p>
      <text:p text:style-name="P16">Type of 3.14L: <text:tab/>e</text:p>
      <text:h text:style-name="P26" text:outline-level="1"><text:bookmark-start text:name="__RefHeading___Toc1576_2216427884"/>Questão <text:span text:style-name="T11">10</text:span><text:bookmark-end text:name="__RefHeading___Toc1576_2216427884"/></text:h>
      <text:p text:style-name="P20">Utilize static assert <text:span text:style-name="T11">p</text:span>ara veriﬁcar o tamanho dos ti<text:span text:style-name="T11">p</text:span>os <text:span text:style-name="T11">p</text:span>rimitivos numéricos de sua <text:span text:style-name="T11">p</text:span>lataforma.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8"><text:span text:style-name="T18">main</text:span>.cpp</text:p>
          </table:table-cell>
        </table:table-row>
        <table:table-row>
          <table:table-cell table:style-name="Table8.A2" office:value-type="string">
            <text:p text:style-name="P32">#include &lt;iostream&gt;</text:p>
            <text:p text:style-name="P35">#include &lt;typeinfo&gt;</text:p>
            <text:p text:style-name="P9"/>
            <text:p text:style-name="P13"><text:span text:style-name="T4">constexpr </text:span><text:span text:style-name="T6">int</text:span><text:span text:style-name="T4"> threshold </text:span><text:span text:style-name="T9">=</text:span><text:span text:style-name="T4"> </text:span><text:span text:style-name="T9">100</text:span><text:span text:style-name="T4">;</text:span></text:p>
            <text:p text:style-name="P9"/>
            <text:p text:style-name="P13"><text:span text:style-name="T6">int</text:span><text:span text:style-name="T4"> </text:span><text:span text:style-name="T7">main</text:span><text:span text:style-name="T4">()</text:span></text:p>
            <text:p text:style-name="P9">{</text:p>
            <text:p text:style-name="P13"><text:span text:style-name="T4"><text:s text:c="4"/>static_assert(</text:span><text:span text:style-name="T3">sizeof</text:span><text:span text:style-name="T4">(</text:span><text:span text:style-name="T6">int</text:span><text:span text:style-name="T4">) </text:span><text:span text:style-name="T9">&gt;</text:span><text:span text:style-name="T4"> threshold, </text:span><text:span text:style-name="T13">"not portable"</text:span><text:span text:style-name="T4">);</text:span></text:p>
            <text:p text:style-name="P13"><text:span text:style-name="T4"><text:s text:c="4"/>static_assert(</text:span><text:span text:style-name="T3">sizeof</text:span><text:span text:style-name="T4">(</text:span><text:span text:style-name="T6">unsigned</text:span><text:span text:style-name="T4"> </text:span><text:span text:style-name="T6">int</text:span><text:span text:style-name="T4">) </text:span><text:span text:style-name="T9">&gt;</text:span><text:span text:style-name="T4"> threshold, </text:span><text:span text:style-name="T13">"not portable"</text:span><text:span text:style-name="T4">);</text:span></text:p>
            <text:p text:style-name="P13"><text:span text:style-name="T4"><text:s text:c="4"/>static_assert(</text:span><text:span text:style-name="T3">sizeof</text:span><text:span text:style-name="T4">(</text:span><text:span text:style-name="T6">unsigned</text:span><text:span text:style-name="T4"> </text:span><text:span text:style-name="T6">long</text:span><text:span text:style-name="T4">) </text:span><text:span text:style-name="T9">&gt;</text:span><text:span text:style-name="T4"> threshold, </text:span><text:span text:style-name="T13">"not portable"</text:span><text:span text:style-name="T4">);</text:span></text:p>
            <text:p text:style-name="P13"><text:span text:style-name="T4"><text:s text:c="4"/>static_assert(</text:span><text:span text:style-name="T3">sizeof</text:span><text:span text:style-name="T4">(</text:span><text:span text:style-name="T6">long</text:span><text:span text:style-name="T4"> </text:span><text:span text:style-name="T6">long</text:span><text:span text:style-name="T4">) </text:span><text:span text:style-name="T9">&gt;</text:span><text:span text:style-name="T4"> threshold, </text:span><text:span text:style-name="T13">"not portable"</text:span><text:span text:style-name="T4">);</text:span></text:p>
            <text:p text:style-name="P13"><text:span text:style-name="T4"><text:s text:c="4"/>static_assert(</text:span><text:span text:style-name="T3">sizeof</text:span><text:span text:style-name="T4">(</text:span><text:span text:style-name="T6">double</text:span><text:span text:style-name="T4">) </text:span><text:span text:style-name="T9">&gt;</text:span><text:span text:style-name="T4"> threshold, </text:span><text:span text:style-name="T13">"not portable"</text:span><text:span text:style-name="T4">);</text:span></text:p>
            <text:p text:style-name="P13"><text:span text:style-name="T4"><text:s text:c="4"/>static_assert(</text:span><text:span text:style-name="T3">sizeof</text:span><text:span text:style-name="T4">(</text:span><text:span text:style-name="T6">float</text:span><text:span text:style-name="T4">) </text:span><text:span text:style-name="T9">&gt;</text:span><text:span text:style-name="T4"> threshold, </text:span><text:span text:style-name="T13">"not portable"</text:span><text:span text:style-name="T4">);</text:span></text:p>
            <text:p text:style-name="P13"><text:span text:style-name="T4"><text:s text:c="4"/>static_assert(</text:span><text:span text:style-name="T3">sizeof</text:span><text:span text:style-name="T4">(</text:span><text:span text:style-name="T6">long</text:span><text:span text:style-name="T4"> </text:span><text:span text:style-name="T6">double</text:span><text:span text:style-name="T4">) </text:span><text:span text:style-name="T9">&gt;</text:span><text:span text:style-name="T4"> threshold, </text:span><text:span text:style-name="T13">"not portable"</text:span><text:span text:style-name="T4">);</text:span></text:p>
            <text:p text:style-name="P9"/>
            <text:p text:style-name="P13"><text:span text:style-name="T4"><text:s text:c="4"/></text:span><text:span text:style-name="T3">return</text:span><text:span text:style-name="T4"> </text:span><text:span text:style-name="T9">0</text:span><text:span text:style-name="T4">;</text:span></text:p>
            <text:p text:style-name="P6">}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estion" style:family="paragraph" style:parent-style-name="Addressee" style:next-style-name="Addressee" style:class="text">
      <style:paragraph-properties fo:margin-left="0in" fo:margin-right="0in" fo:margin-top="0in" fo:margin-bottom="0.1in" loext:contextual-spacing="true" fo:text-indent="0in" style:auto-text-indent="fals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23:55:53.089377900</meta:creation-date>
    <dc:date>2017-04-30T13:03:37.765799601</dc:date>
    <meta:editing-duration>PT1H20M58S</meta:editing-duration>
    <meta:editing-cycles>32</meta:editing-cycles>
    <meta:generator>LibreOffice/5.3.2.2$Linux_X86_64 LibreOffice_project/30m0$Build-2</meta:generator>
    <meta:document-statistic meta:table-count="8" meta:image-count="0" meta:object-count="0" meta:page-count="6" meta:paragraph-count="230" meta:word-count="1077" meta:character-count="7680" meta:non-whitespace-character-count="6279"/>
  </office:meta>
</office:document-meta>
</file>